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Text_20_body" style:list-style-name="L7">
      <style:paragraph-properties fo:margin-top="0cm" fo:margin-bottom="0cm" loext:contextual-spacing="false"/>
    </style:style>
    <style:style style:name="P14" style:family="paragraph" style:parent-style-name="Text_20_body" style:list-style-name="L8">
      <style:paragraph-properties fo:margin-top="0cm" fo:margin-bottom="0cm" loext:contextual-spacing="false"/>
    </style:style>
    <style:style style:name="P15" style:family="paragraph" style:parent-style-name="Heading_20_1">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Preformatted_20_Text">
      <style:paragraph-properties fo:margin-top="0cm" fo:margin-bottom="0.499cm" loext:contextual-spacing="false"/>
    </style:style>
    <style:style style:name="P18" style:family="paragraph" style:parent-style-name="Quotations" style:list-style-name="L1"/>
    <style:style style:name="P19" style:family="paragraph" style:parent-style-name="Quotations"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xtending Bake</text:h>
      <text:section text:style-name="Sect1" text:name="extending-bake">
        <text:p text:style-name="Text_20_body">Bake features an extensible architecture that allows your application or plugins to modify or add-to the base functionality. Bake makes use of a dedicated view class which does not use standard PHP syntax.</text:p>
        <text:section text:style-name="Sect1" text:name="bake-events">
          <text:h text:style-name="Heading_20_2" text:outline-level="2">Bake Events</text:h>
          <text:p text:style-name="Text_20_body">As a view class, <text:span text:style-name="Teletype">BakeView</text:span> emits the same events as any other view class, plus one extra initialize event. However, whereas standard view classes use the event prefix “View.”, <text:span text:style-name="Teletype">BakeView</text:span> uses the event prefix “Bake.”.</text:p>
          <text:p text:style-name="Text_20_body">The initialize event can be used to make changes which apply to all baked output, for example to add another helper to the bake view class this event can be used:</text:p>
          <text:p text:style-name="Preformatted_20_Text">&lt;?php</text:p>
          <text:p text:style-name="Preformatted_20_Text">// config/bootstrap_cli.php</text:p>
          <text:p text:style-name="Preformatted_20_Text"/>
          <text:p text:style-name="Preformatted_20_Text">use Cake\Event\Event;</text:p>
          <text:p text:style-name="Preformatted_20_Text">use Cake\Event\EventManager;</text:p>
          <text:p text:style-name="Preformatted_20_Text"/>
          <text:p text:style-name="Preformatted_20_Text">EventManager::instance()-&gt;on('Bake.initialize', function (Event $event) {</text:p>
          <text:p text:style-name="Preformatted_20_Text"><text:s text:c="4"/>$view = $event-&gt;subject;</text:p>
          <text:p text:style-name="Preformatted_20_Text"/>
          <text:p text:style-name="Preformatted_20_Text"><text:s text:c="4"/>// In my bake templates, allow the use of the MySpecial helper</text:p>
          <text:p text:style-name="Preformatted_20_Text"><text:s text:c="4"/>$view-&gt;loadHelper('MySpecial', ['some' =&gt; 'config']);</text:p>
          <text:p text:style-name="Preformatted_20_Text"/>
          <text:p text:style-name="Preformatted_20_Text"><text:s text:c="4"/>// And add an $author variable so it's always available</text:p>
          <text:p text:style-name="Preformatted_20_Text"><text:s text:c="4"/>$view-&gt;set('author', 'Andy');</text:p>
          <text:p text:style-name="Preformatted_20_Text"/>
          <text:p text:style-name="P17">});</text:p>
          <text:p text:style-name="Text_20_body">If you want to modify bake from within another plugin, putting your plugin’s bake events in the plugin <text:span text:style-name="Teletype">config/bootstrap.php</text:span> file is a good idea.</text:p>
          <text:p text:style-name="Text_20_body">Bake events can be handy for making small changes to existing templates. For example, to change the variable names used when baking controller/template files one can use a function listening for <text:span text:style-name="Teletype">Bake.beforeRender</text:span> to modify the variables used in the bake templates:</text:p>
          <text:p text:style-name="Preformatted_20_Text">&lt;?php</text:p>
          <text:p text:style-name="Preformatted_20_Text">// config/bootstrap_cli.php</text:p>
          <text:p text:style-name="Preformatted_20_Text"/>
          <text:p text:style-name="Preformatted_20_Text">use Cake\Event\Event;</text:p>
          <text:p text:style-name="Preformatted_20_Text">use Cake\Event\EventManager;</text:p>
          <text:p text:style-name="Preformatted_20_Text"/>
          <text:p text:style-name="Preformatted_20_Text">EventManager::instance()-&gt;on('Bake.beforeRender', function (Event $event) {</text:p>
          <text:p text:style-name="Preformatted_20_Text"><text:s text:c="4"/>$view = $event-&gt;subject;</text:p>
          <text:p text:style-name="Preformatted_20_Text"/>
          <text:p text:style-name="Preformatted_20_Text"><text:s text:c="4"/>// Use $rows for the main data variable in indexes</text:p>
          <text:p text:style-name="Preformatted_20_Text"><text:s text:c="4"/>if ($view-&gt;get('pluralName')) {</text:p>
          <text:p text:style-name="Preformatted_20_Text"><text:s text:c="8"/>$view-&gt;set('pluralName', 'rows');</text:p>
          <text:p text:style-name="Preformatted_20_Text"><text:s text:c="4"/>}</text:p>
          <text:p text:style-name="Preformatted_20_Text"><text:s text:c="4"/>if ($view-&gt;get('pluralVar')) {</text:p>
          <text:p text:style-name="Preformatted_20_Text"><text:s text:c="8"/>$view-&gt;set('pluralVar', 'rows');</text:p>
          <text:p text:style-name="Preformatted_20_Text"><text:soft-page-break/><text:s text:c="4"/>}</text:p>
          <text:p text:style-name="Preformatted_20_Text"/>
          <text:p text:style-name="Preformatted_20_Text"><text:s text:c="4"/>// Use $theOne for the main data variable in view/edit</text:p>
          <text:p text:style-name="Preformatted_20_Text"><text:s text:c="4"/>if ($view-&gt;get('singularName')) {</text:p>
          <text:p text:style-name="Preformatted_20_Text"><text:s text:c="8"/>$view-&gt;set('singularName', 'theOne');</text:p>
          <text:p text:style-name="Preformatted_20_Text"><text:s text:c="4"/>}</text:p>
          <text:p text:style-name="Preformatted_20_Text"><text:s text:c="4"/>if ($view-&gt;get('singularVar')) {</text:p>
          <text:p text:style-name="Preformatted_20_Text"><text:s text:c="8"/>$view-&gt;set('singularVar', 'theOne');</text:p>
          <text:p text:style-name="Preformatted_20_Text"><text:s text:c="4"/>}</text:p>
          <text:p text:style-name="Preformatted_20_Text"/>
          <text:p text:style-name="P17">});</text:p>
          <text:p text:style-name="Text_20_body">You may also scope the <text:span text:style-name="Teletype">Bake.beforeRender</text:span> and <text:span text:style-name="Teletype">Bake.afterRender</text:span> events to a specific generated file. For instance, if you want to add specific actions to your UsersController when generating from a <text:span text:style-name="Strong_20_Emphasis">Controller/controller.ctp</text:span> file, you can use the following event:</text:p>
          <text:p text:style-name="Preformatted_20_Text">&lt;?php</text:p>
          <text:p text:style-name="Preformatted_20_Text">// config/bootstrap_cli.php</text:p>
          <text:p text:style-name="Preformatted_20_Text"/>
          <text:p text:style-name="Preformatted_20_Text">use Cake\Event\Event;</text:p>
          <text:p text:style-name="Preformatted_20_Text">use Cake\Event\EventManager;</text:p>
          <text:p text:style-name="Preformatted_20_Text">use Cake\Utility\Hash;</text:p>
          <text:p text:style-name="Preformatted_20_Text"/>
          <text:p text:style-name="Preformatted_20_Text">EventManager::instance()-&gt;on(</text:p>
          <text:p text:style-name="Preformatted_20_Text"><text:s text:c="4"/>'Bake.beforeRender.Controller.controller',</text:p>
          <text:p text:style-name="Preformatted_20_Text"><text:s text:c="4"/>function (Event $event) {</text:p>
          <text:p text:style-name="Preformatted_20_Text"><text:s text:c="8"/>$view = $event-&gt;subject();</text:p>
          <text:p text:style-name="Preformatted_20_Text"><text:s text:c="8"/>if ($view-&gt;viewVars['name'] == 'Users') {</text:p>
          <text:p text:style-name="Preformatted_20_Text"><text:s text:c="12"/>// add the login and logout actions to the Users controller</text:p>
          <text:p text:style-name="Preformatted_20_Text"><text:s text:c="12"/>$view-&gt;viewVars['actions'] = [</text:p>
          <text:p text:style-name="Preformatted_20_Text"><text:s text:c="16"/>'login',</text:p>
          <text:p text:style-name="Preformatted_20_Text"><text:s text:c="16"/>'logout',</text:p>
          <text:p text:style-name="Preformatted_20_Text"><text:s text:c="16"/>'index',</text:p>
          <text:p text:style-name="Preformatted_20_Text"><text:s text:c="16"/>'view',</text:p>
          <text:p text:style-name="Preformatted_20_Text"><text:s text:c="16"/>'add',</text:p>
          <text:p text:style-name="Preformatted_20_Text"><text:s text:c="16"/>'edit',</text:p>
          <text:p text:style-name="Preformatted_20_Text"><text:s text:c="16"/>'delete'</text:p>
          <text:p text:style-name="Preformatted_20_Text"><text:s text:c="12"/>];</text:p>
          <text:p text:style-name="Preformatted_20_Text"><text:s text:c="8"/>}</text:p>
          <text:p text:style-name="Preformatted_20_Text"><text:s text:c="4"/>}</text:p>
          <text:p text:style-name="P17">);</text:p>
          <text:p text:style-name="Text_20_body">By scoping event listeners to specific bake templates, you can simplify your bake related event logic and provide callbacks that are easier to test.</text:p>
        </text:section>
        <text:section text:style-name="Sect1" text:name="bake-template-syntax">
          <text:h text:style-name="Heading_20_2" text:outline-level="2">Bake Template Syntax</text:h>
          <text:p text:style-name="Text_20_body">Bake template files use erb-style (<text:span text:style-name="Teletype">&lt;% %&gt;</text:span>) tags to denote template logic, and treat everything else including php tags as plain text.</text:p>
          <text:p text:style-name="Text_20_body">Note</text:p>
          <text:p text:style-name="Text_20_body">Bake template files do not use, and are insensitive to, <text:span text:style-name="Teletype">asp_tags</text:span> php ini setting.</text:p>
          <text:p text:style-name="Text_20_body"><text:span text:style-name="Teletype">BakeView</text:span> implements the following tags:</text:p>
          <text:list xml:id="list1510298352461884472" text:style-name="L1">
            <text:list-item>
              <text:p text:style-name="P19"><text:span text:style-name="Teletype">&lt;%</text:span> A Bake template php open tag </text:p>
            </text:list-item>
            <text:list-item>
              <text:p text:style-name="P19"><text:soft-page-break/><text:span text:style-name="Teletype">%&gt;</text:span> A Bake template php close tag </text:p>
            </text:list-item>
            <text:list-item>
              <text:p text:style-name="P19"><text:span text:style-name="Teletype">&lt;%=</text:span> A Bake template php short-echo tag </text:p>
            </text:list-item>
            <text:list-item>
              <text:p text:style-name="P19"><text:span text:style-name="Teletype">&lt;%-</text:span> A Bake template php open tag, stripping any leading whitespace before the tag </text:p>
            </text:list-item>
            <text:list-item>
              <text:p text:style-name="P18"><text:span text:style-name="Teletype">-%&gt;</text:span> A Bake template php close tag, stripping trailing whitespace after the tag </text:p>
            </text:list-item>
          </text:list>
          <text:p text:style-name="Text_20_body">One way to see/understand how bake templates works, especially when attempting to modify bake template files, is to bake a class and compare the template used with the pre-processed template file which is left in the application’s <text:span text:style-name="Strong_20_Emphasis">tmp/bake</text:span> folder.</text:p>
          <text:p text:style-name="Text_20_body">So, for example, when baking a shell like so:</text:p>
          <text:p text:style-name="P17">bin/cake bake shell Foo</text:p>
          <text:p text:style-name="Text_20_body">The template used (<text:span text:style-name="Strong_20_Emphasis">vendor/cakephp/bake/src/Template/Bake/Shell/shell.ctp</text:span>) looks like this:</text:p>
          <text:p text:style-name="Preformatted_20_Text">&lt;?php</text:p>
          <text:p text:style-name="Preformatted_20_Text">namespace &lt;%= $namespace %&gt;\Shell;</text:p>
          <text:p text:style-name="Preformatted_20_Text"/>
          <text:p text:style-name="Preformatted_20_Text">use Cake\Console\Shell;</text:p>
          <text:p text:style-name="Preformatted_20_Text"/>
          <text:p text:style-name="Preformatted_20_Text">/**</text:p>
          <text:p text:style-name="Preformatted_20_Text"><text:s/>* &lt;%= $name %&gt; shell command.</text:p>
          <text:p text:style-name="Preformatted_20_Text"><text:s/>*/</text:p>
          <text:p text:style-name="Preformatted_20_Text">class &lt;%= $name %&gt;Shell extends Shell</text:p>
          <text:p text:style-name="Preformatted_20_Text">{</text:p>
          <text:p text:style-name="Preformatted_20_Text"/>
          <text:p text:style-name="Preformatted_20_Text">/**</text:p>
          <text:p text:style-name="Preformatted_20_Text"><text:s/>* main() method.</text:p>
          <text:p text:style-name="Preformatted_20_Text"><text:s/>*</text:p>
          <text:p text:style-name="Preformatted_20_Text"><text:s/>* @return bool|int Success or error code.</text:p>
          <text:p text:style-name="Preformatted_20_Text"><text:s/>*/</text:p>
          <text:p text:style-name="Preformatted_20_Text"><text:s text:c="4"/>public function main()</text:p>
          <text:p text:style-name="Preformatted_20_Text"><text:s text:c="4"/>{</text:p>
          <text:p text:style-name="Preformatted_20_Text"><text:s text:c="4"/>}</text:p>
          <text:p text:style-name="Preformatted_20_Text"/>
          <text:p text:style-name="P17">}</text:p>
          <text:p text:style-name="Text_20_body">The pre-processed template file (<text:span text:style-name="Strong_20_Emphasis">tmp/bake/Bake-Shell-shell-ctp.php</text:span>), which is the file actually rendered, looks like this:</text:p>
          <text:p text:style-name="Preformatted_20_Text">&lt;CakePHPBakeOpenTagphp</text:p>
          <text:p text:style-name="Preformatted_20_Text">namespace &lt;?= $namespace ?&gt;\Shell;</text:p>
          <text:p text:style-name="Preformatted_20_Text"/>
          <text:p text:style-name="Preformatted_20_Text">use Cake\Console\Shell;</text:p>
          <text:p text:style-name="Preformatted_20_Text"/>
          <text:p text:style-name="Preformatted_20_Text">/**</text:p>
          <text:p text:style-name="Preformatted_20_Text"><text:s/>* &lt;?= $name ?&gt; shell command.</text:p>
          <text:p text:style-name="Preformatted_20_Text"><text:s/>*/</text:p>
          <text:p text:style-name="Preformatted_20_Text">class &lt;?= $name ?&gt;Shell extends Shell</text:p>
          <text:p text:style-name="Preformatted_20_Text">{</text:p>
          <text:p text:style-name="Preformatted_20_Text"/>
          <text:p text:style-name="Preformatted_20_Text">/**</text:p>
          <text:p text:style-name="Preformatted_20_Text"><text:s/>* main() method.</text:p>
          <text:p text:style-name="Preformatted_20_Text"><text:s/>*</text:p>
          <text:p text:style-name="Preformatted_20_Text"><text:s/>* @return bool|int Success or error code.</text:p>
          <text:p text:style-name="Preformatted_20_Text"><text:s/>*/</text:p>
          <text:p text:style-name="Preformatted_20_Text"><text:soft-page-break/><text:s text:c="4"/>public function main()</text:p>
          <text:p text:style-name="Preformatted_20_Text"><text:s text:c="4"/>{</text:p>
          <text:p text:style-name="Preformatted_20_Text"><text:s text:c="4"/>}</text:p>
          <text:p text:style-name="Preformatted_20_Text"/>
          <text:p text:style-name="P17">}</text:p>
          <text:p text:style-name="Text_20_body">And the resultant baked class (<text:span text:style-name="Strong_20_Emphasis">src/Shell/FooShell.php</text:span>) looks like this:</text:p>
          <text:p text:style-name="Preformatted_20_Text">&lt;?php</text:p>
          <text:p text:style-name="Preformatted_20_Text">namespace App\Shell;</text:p>
          <text:p text:style-name="Preformatted_20_Text"/>
          <text:p text:style-name="Preformatted_20_Text">use Cake\Console\Shell;</text:p>
          <text:p text:style-name="Preformatted_20_Text"/>
          <text:p text:style-name="Preformatted_20_Text">/**</text:p>
          <text:p text:style-name="Preformatted_20_Text"><text:s/>* Foo shell command.</text:p>
          <text:p text:style-name="Preformatted_20_Text"><text:s/>*/</text:p>
          <text:p text:style-name="Preformatted_20_Text">class FooShell extends Shell</text:p>
          <text:p text:style-name="Preformatted_20_Text">{</text:p>
          <text:p text:style-name="Preformatted_20_Text"/>
          <text:p text:style-name="Preformatted_20_Text">/**</text:p>
          <text:p text:style-name="Preformatted_20_Text"><text:s/>* main() method.</text:p>
          <text:p text:style-name="Preformatted_20_Text"><text:s/>*</text:p>
          <text:p text:style-name="Preformatted_20_Text"><text:s/>* @return bool|int Success or error code.</text:p>
          <text:p text:style-name="Preformatted_20_Text"><text:s/>*/</text:p>
          <text:p text:style-name="Preformatted_20_Text"><text:s text:c="4"/>public function main()</text:p>
          <text:p text:style-name="Preformatted_20_Text"><text:s text:c="4"/>{</text:p>
          <text:p text:style-name="Preformatted_20_Text"><text:s text:c="4"/>}</text:p>
          <text:p text:style-name="Preformatted_20_Text"/>
          <text:p text:style-name="P17">}</text:p>
        </text:section>
        <text:section text:style-name="Sect1" text:name="creating-a-bake-theme">
          <text:h text:style-name="Heading_20_2" text:outline-level="2"><text:bookmark text:name="id1"/>Creating a Bake Theme</text:h>
          <text:p text:style-name="Text_20_body">If you wish to modify the output produced by the “bake” command, you can create your own bake ‘theme’ which allows you to replace some or all of the templates that bake uses. The best way to do this is:</text:p>
          <text:list xml:id="list7618222135654055908" text:style-name="L2">
            <text:list-item>
              <text:p text:style-name="P8">Bake a new plugin. The name of the plugin is the bake ‘theme’ name </text:p>
            </text:list-item>
            <text:list-item>
              <text:p text:style-name="P8">Create a new directory <text:span text:style-name="Strong_20_Emphasis">plugins/[name]/src/Template/Bake/Template/</text:span>. </text:p>
            </text:list-item>
            <text:list-item>
              <text:p text:style-name="P8">Copy any templates you want to override from <text:span text:style-name="Strong_20_Emphasis">vendor/cakephp/bake/src/Template/Bake/Template</text:span> to matching files in your plugin. </text:p>
            </text:list-item>
            <text:list-item>
              <text:p text:style-name="P1">When running bake use the <text:span text:style-name="Teletype">--theme</text:span> option to specify the bake-theme you want to use. </text:p>
            </text:list-item>
          </text:list>
        </text:section>
        <text:section text:style-name="Sect1" text:name="customizing-the-bake-templates">
          <text:h text:style-name="Heading_20_2" text:outline-level="2">Customizing the Bake Templates</text:h>
          <text:p text:style-name="Text_20_body">If you wish to modify the default output produced by the “bake” command, you can create your own bake templates in your application. This way does not use the <text:span text:style-name="Teletype">--theme</text:span> option in the command line when baking. The best way to do this is:</text:p>
          <text:list xml:id="list7977949611710792622" text:style-name="L3">
            <text:list-item>
              <text:p text:style-name="P9">Create a new directory <text:span text:style-name="Strong_20_Emphasis">/src/Template/Bake/</text:span>. </text:p>
            </text:list-item>
            <text:list-item>
              <text:p text:style-name="P2">Copy any templates you want to override from <text:span text:style-name="Strong_20_Emphasis">vendor/cakephp/bake/src/Template/Bake/</text:span> to matching files in your application. </text:p>
            </text:list-item>
          </text:list>
        </text:section>
        <text:section text:style-name="Sect1" text:name="creating-new-bake-command-options">
          <text:h text:style-name="Heading_20_2" text:outline-level="2"><text:soft-page-break/>Creating New Bake Command Options</text:h>
          <text:p text:style-name="Text_20_body">It’s possible to add new bake command options, or override the ones provided by CakePHP by creating tasks in your application or plugins. By extending <text:span text:style-name="Teletype">Bake\Shell\Task\BakeTask</text:span>, bake will find your new task and include it as part of bake.</text:p>
          <text:p text:style-name="Text_20_body">As an example, we’ll make a task that creates an arbitrary foo class. First, create the task file <text:span text:style-name="Strong_20_Emphasis">src/Shell/Task/FooTask.php</text:span>. We’ll extend the <text:span text:style-name="Teletype">SimpleBakeTask</text:span> for now as our shell task will be simple. <text:span text:style-name="Teletype">SimpleBakeTask</text:span> is abstract and requires us to define 4 methods that tell bake what the task is called, where the files it generates should go, and what template to use. Our FooTask.php file should look like:</text:p>
          <text:p text:style-name="Preformatted_20_Text">&lt;?php</text:p>
          <text:p text:style-name="Preformatted_20_Text">namespace App\Shell\Task;</text:p>
          <text:p text:style-name="Preformatted_20_Text"/>
          <text:p text:style-name="Preformatted_20_Text">use Bake\Shell\Task\SimpleBakeTask;</text:p>
          <text:p text:style-name="Preformatted_20_Text"/>
          <text:p text:style-name="Preformatted_20_Text">class FooTask extends SimpleBakeTask</text:p>
          <text:p text:style-name="Preformatted_20_Text">{</text:p>
          <text:p text:style-name="Preformatted_20_Text"><text:s text:c="4"/>public $pathFragment = 'Foo/';</text:p>
          <text:p text:style-name="Preformatted_20_Text"/>
          <text:p text:style-name="Preformatted_20_Text"><text:s text:c="4"/>public function name()</text:p>
          <text:p text:style-name="Preformatted_20_Text"><text:s text:c="4"/>{</text:p>
          <text:p text:style-name="Preformatted_20_Text"><text:s text:c="8"/>return 'foo';</text:p>
          <text:p text:style-name="Preformatted_20_Text"><text:s text:c="4"/>}</text:p>
          <text:p text:style-name="Preformatted_20_Text"/>
          <text:p text:style-name="Preformatted_20_Text"><text:s text:c="4"/>public function fileName($name)</text:p>
          <text:p text:style-name="Preformatted_20_Text"><text:s text:c="4"/>{</text:p>
          <text:p text:style-name="Preformatted_20_Text"><text:s text:c="8"/>return $name . 'Foo.php';</text:p>
          <text:p text:style-name="Preformatted_20_Text"><text:s text:c="4"/>}</text:p>
          <text:p text:style-name="Preformatted_20_Text"/>
          <text:p text:style-name="Preformatted_20_Text"><text:s text:c="4"/>public function template()</text:p>
          <text:p text:style-name="Preformatted_20_Text"><text:s text:c="4"/>{</text:p>
          <text:p text:style-name="Preformatted_20_Text"><text:s text:c="8"/>return 'foo';</text:p>
          <text:p text:style-name="Preformatted_20_Text"><text:s text:c="4"/>}</text:p>
          <text:p text:style-name="Preformatted_20_Text"/>
          <text:p text:style-name="P17">}</text:p>
          <text:p text:style-name="Text_20_body">Once this file has been created, we need to create a template that bake can use when generating code. Create <text:span text:style-name="Strong_20_Emphasis">src/Template/Bake/foo.ctp</text:span>. In this file we’ll add the following content:</text:p>
          <text:p text:style-name="Preformatted_20_Text">&lt;?php</text:p>
          <text:p text:style-name="Preformatted_20_Text">namespace &lt;%= $namespace %&gt;\Foo;</text:p>
          <text:p text:style-name="Preformatted_20_Text"/>
          <text:p text:style-name="Preformatted_20_Text">/**</text:p>
          <text:p text:style-name="Preformatted_20_Text"><text:s/>* &lt;%= $name %&gt; foo</text:p>
          <text:p text:style-name="Preformatted_20_Text"><text:s/>*/</text:p>
          <text:p text:style-name="Preformatted_20_Text">class &lt;%= $name %&gt;Foo</text:p>
          <text:p text:style-name="Preformatted_20_Text">{</text:p>
          <text:p text:style-name="Preformatted_20_Text"><text:s text:c="4"/>// Add code.</text:p>
          <text:p text:style-name="P17">}</text:p>
          <text:p text:style-name="Text_20_body">You should now see your new task in the output of <text:span text:style-name="Teletype">bin/cake bake</text:span>. You can run your new task by running <text:span text:style-name="Teletype">bin/cake bake foo Example</text:span>. This will generate a new <text:span text:style-name="Teletype">ExampleFoo</text:span> class in <text:span text:style-name="Strong_20_Emphasis">src/Foo/ExampleFoo.php</text:span> for your application to use.</text:p>
          <text:p text:style-name="Text_20_body"><text:soft-page-break/>If you want the <text:span text:style-name="Teletype">bake</text:span> call to also create a test file for your <text:span text:style-name="Teletype">ExampleFoo</text:span> class, you need to overwrite the <text:span text:style-name="Teletype">bakeTest()</text:span> method in the <text:span text:style-name="Teletype">FooTask</text:span> class to register the class suffix and namespace for your custom command name:</text:p>
          <text:p text:style-name="Preformatted_20_Text">public function bakeTest($className)</text:p>
          <text:p text:style-name="Preformatted_20_Text">{</text:p>
          <text:p text:style-name="Preformatted_20_Text"><text:s text:c="4"/>if (!isset($this-&gt;Test-&gt;classSuffixes[$this-&gt;name()])) {</text:p>
          <text:p text:style-name="Preformatted_20_Text"><text:s text:c="6"/>$this-&gt;Test-&gt;classSuffixes[$this-&gt;name()] = 'Foo';</text:p>
          <text:p text:style-name="Preformatted_20_Text"><text:s text:c="4"/>}</text:p>
          <text:p text:style-name="Preformatted_20_Text"/>
          <text:p text:style-name="Preformatted_20_Text"><text:s text:c="4"/>$name = ucfirst($this-&gt;name());</text:p>
          <text:p text:style-name="Preformatted_20_Text"><text:s text:c="4"/>if (!isset($this-&gt;Test-&gt;classTypes[$name])) {</text:p>
          <text:p text:style-name="Preformatted_20_Text"><text:s text:c="6"/>$this-&gt;Test-&gt;classTypes[$name] = 'Foo';</text:p>
          <text:p text:style-name="Preformatted_20_Text"><text:s text:c="4"/>}</text:p>
          <text:p text:style-name="Preformatted_20_Text"/>
          <text:p text:style-name="Preformatted_20_Text"><text:s text:c="4"/>return parent::bakeTest($className);</text:p>
          <text:p text:style-name="P17">}</text:p>
          <text:list xml:id="list3085830415754333535" text:style-name="L4">
            <text:list-item>
              <text:p text:style-name="P10">The <text:span text:style-name="Strong_20_Emphasis">class suffix</text:span> will be appened to the name provided in your <text:span text:style-name="Teletype">bake</text:span> call. In the previous example, it would create a <text:span text:style-name="Teletype">ExampleFooTest.php</text:span> file. </text:p>
            </text:list-item>
            <text:list-item>
              <text:p text:style-name="P3">The <text:span text:style-name="Strong_20_Emphasis">class type</text:span> will be the sub-namespace used that will lead to your file (relative to the app or the plugin you are baking into). In the previous example, it would create your test with the namespace <text:span text:style-name="Teletype">App\Test\TestCase\Foo</text:span> . </text:p>
            </text:list-item>
          </text:list>
        </text:section>
      </text:section>
      <text:p text:style-name="Standard"/>
      <text:p text:style-name="Standard"><text:span text:style-name="Source_20_Text">composer require --dev cakephp/bake </text:span></text:p>
      <text:p text:style-name="Standard"><text:span text:style-name="Source_20_Text"/></text:p>
      <text:p text:style-name="Standard"><text:span text:style-name="Source_20_Text"/></text:p>
      <text:p text:style-name="Standard"/>
      <text:h text:style-name="P16" text:outline-level="1">Customizing Bake in CakePHP 3 </text:h>
      <text:p text:style-name="Text_20_body"><text:a xlink:type="simple" xlink:href="http://josediazgonzalez.com/2014/12/03/customizing-bake-and-installing-plugins-with-cakephp-3/#comments" text:style-name="Internet_20_link" text:visited-style-name="Visited_20_Internet_20_Link">Comments </text:a></text:p>
      <text:p text:style-name="Quotations">Note: There was an error in the sql schema for the comments table from yesterday’s post. If you have the old version, please change it with the following statement in mysql:</text:p>
      <text:p text:style-name="Quotations"><text:span text:style-name="Source_20_Text">ALTER TABLE database_name.comments CHANGE comment_id issue_id INT</text:span></text:p>
      <text:p text:style-name="Quotations">You will also need to regenerate your model classes and clear out the cache:</text:p>
      <text:p text:style-name="Quotations">bin/cake bake model comments –force<text:line-break/>bin/cake bake model issues –force<text:line-break/>bin/cake orm_cache clear</text:p>
      <text:p text:style-name="Quotations">I’ve already corrected yesterdays post, so this change may not be necessary for some users.</text:p>
      <text:p text:style-name="Text_20_body">CakePHP has always had the Bake shell command - you saw it in action <text:a xlink:type="simple" xlink:href="http://josediazgonzalez.com/2014/12/02/designing-a-store-application-in-cakephp/" text:style-name="Internet_20_link" text:visited-style-name="Visited_20_Internet_20_Link">yesterday</text:a> - but it’s always been a bit difficult to work with. You would need to escape your actual php code, making it difficult to actually think about the contents of the template. Thanks to some excellent work by <text:a xlink:type="simple" xlink:href="http://ad7six.com/" text:style-name="Internet_20_link" text:visited-style-name="Visited_20_Internet_20_Link">Andy Dawson</text:a>, we now have quite a bit of flexibility in writing bake templates.</text:p>
      <text:p text:style-name="Text_20_body">In CakePHP, we can use Helpers and elements in our bake templates. As well, CakePHP uses ASP-style tags - <text:span text:style-name="Source_20_Text">&lt;%</text:span>, <text:span text:style-name="Source_20_Text">&lt;%=</text:span>, and <text:span text:style-name="Source_20_Text">%&gt;</text:span> - to execute php code. This sounds weird, but here is an example:</text:p>
      <text:p text:style-name="Preformatted_20_Text"><text:span text:style-name="Source_20_Text">&lt;?php</text:span></text:p>
      <text:p text:style-name="Preformatted_20_Text"><text:span text:style-name="Source_20_Text">namespace &amp;lt;%= $namespace %&gt;\View\Helper;</text:span></text:p>
      <text:p text:style-name="Preformatted_20_Text"><text:span text:style-name="Source_20_Text">use Cake\View\Helper;</text:span></text:p>
      <text:p text:style-name="Preformatted_20_Text"><text:span text:style-name="Source_20_Text">use Cake\View\View;</text:span></text:p>
      <text:p text:style-name="Preformatted_20_Text"><text:span text:style-name="Source_20_Text">/**</text:span></text:p>
      <text:p text:style-name="Preformatted_20_Text"><text:span text:style-name="Source_20_Text"><text:s/>* &lt;%= $name %&gt; helper</text:span></text:p>
      <text:p text:style-name="Preformatted_20_Text"><text:span text:style-name="Source_20_Text"><text:s/>*/</text:span></text:p>
      <text:p text:style-name="Preformatted_20_Text"><text:span text:style-name="Source_20_Text">class &lt;%= $name %&gt;Helper extends Helper {</text:span></text:p>
      <text:p text:style-name="Preformatted_20_Text"><text:span text:style-name="Source_20_Text">/**</text:span></text:p>
      <text:p text:style-name="Preformatted_20_Text"><text:span text:style-name="Source_20_Text"><text:s/>* Default configuration.</text:span></text:p>
      <text:p text:style-name="Preformatted_20_Text"><text:span text:style-name="Source_20_Text"><text:s/>*</text:span></text:p>
      <text:p text:style-name="Preformatted_20_Text"><text:span text:style-name="Source_20_Text"><text:s/>* @var array</text:span></text:p>
      <text:p text:style-name="Preformatted_20_Text"><text:span text:style-name="Source_20_Text"><text:s/>*/</text:span></text:p>
      <text:p text:style-name="Preformatted_20_Text"><text:span text:style-name="Source_20_Text"><text:s text:c="2"/>protected $_defaultConfig = [];</text:span></text:p>
      <text:p text:style-name="Preformatted_20_Text"><text:span text:style-name="Source_20_Text">}</text:span></text:p>
      <text:p text:style-name="P17"><text:span text:style-name="Source_20_Text">?&gt;</text:span></text:p>
      <text:p text:style-name="Text_20_body">Any code in enclosed in <text:span text:style-name="Source_20_Text">&lt;%</text:span> and <text:span text:style-name="Source_20_Text">%&gt;</text:span> is executed by CakePHP - <text:span text:style-name="Source_20_Text">&lt;%=</text:span> can be used to auto-echo variables - while everything else is just normal php. The above template - when baking a <text:span text:style-name="Source_20_Text">PostHelper</text:span>, for instance - turns into the following:</text:p>
      <text:p text:style-name="Preformatted_20_Text"><text:span text:style-name="Source_20_Text">&lt;?php</text:span></text:p>
      <text:p text:style-name="Preformatted_20_Text"><text:span text:style-name="Source_20_Text">namespace App\View\Helper;</text:span></text:p>
      <text:p text:style-name="Preformatted_20_Text"><text:span text:style-name="Source_20_Text">use Cake\View\Helper;</text:span></text:p>
      <text:p text:style-name="Preformatted_20_Text"><text:soft-page-break/><text:span text:style-name="Source_20_Text">use Cake\View\View;</text:span></text:p>
      <text:p text:style-name="Preformatted_20_Text"><text:span text:style-name="Source_20_Text">/**</text:span></text:p>
      <text:p text:style-name="Preformatted_20_Text"><text:span text:style-name="Source_20_Text"><text:s/>* Post helper</text:span></text:p>
      <text:p text:style-name="Preformatted_20_Text"><text:span text:style-name="Source_20_Text"><text:s/>*/</text:span></text:p>
      <text:p text:style-name="Preformatted_20_Text"><text:span text:style-name="Source_20_Text">class PostHelper extends Helper {</text:span></text:p>
      <text:p text:style-name="Preformatted_20_Text"><text:span text:style-name="Source_20_Text">/**</text:span></text:p>
      <text:p text:style-name="Preformatted_20_Text"><text:span text:style-name="Source_20_Text"><text:s/>* Default configuration.</text:span></text:p>
      <text:p text:style-name="Preformatted_20_Text"><text:span text:style-name="Source_20_Text"><text:s/>*</text:span></text:p>
      <text:p text:style-name="Preformatted_20_Text"><text:span text:style-name="Source_20_Text"><text:s/>* @var array</text:span></text:p>
      <text:p text:style-name="Preformatted_20_Text"><text:span text:style-name="Source_20_Text"><text:s/>*/</text:span></text:p>
      <text:p text:style-name="Preformatted_20_Text"><text:span text:style-name="Source_20_Text"><text:s text:c="2"/>protected $_defaultConfig = [];</text:span></text:p>
      <text:p text:style-name="Preformatted_20_Text"><text:span text:style-name="Source_20_Text">}</text:span></text:p>
      <text:p text:style-name="P17"><text:span text:style-name="Source_20_Text">?&gt;</text:span></text:p>
      <text:p text:style-name="Text_20_body">As well, the intermediate template is output to your <text:span text:style-name="Source_20_Text">tmp</text:span> directory, meaning you can use the intermediate files to figure out what PHP code will be executed when we <text:span text:style-name="Emphasis">actually</text:span> generate your files. One last thing is that the new View-based bake allows us to hook events into the actual bake process, which means we can add/edit/remove any data going into the view. Pretty cool.</text:p>
      <text:p text:style-name="Text_20_body">Now lets actually customize our bake templates. We’re going to customize the controller template to only bake the <text:span text:style-name="Source_20_Text">index</text:span>, <text:span text:style-name="Source_20_Text">view</text:span> and <text:span text:style-name="Source_20_Text">add</text:span> for the issues controller, and modify the views such that the <text:span text:style-name="Source_20_Text">view</text:span> will contain a form that people can use to submit comments. To do so, lets attach an event to Bake. Add the following to your <text:span text:style-name="Source_20_Text">app/config/bootstrap_cli.php</text:span>:</text:p>
      <text:p text:style-name="Preformatted_20_Text"><text:span text:style-name="Source_20_Text">&lt;?php</text:span></text:p>
      <text:p text:style-name="Preformatted_20_Text"><text:span text:style-name="Source_20_Text">use Cake\Event\Event;</text:span></text:p>
      <text:p text:style-name="Preformatted_20_Text"><text:span text:style-name="Source_20_Text">use Cake\Event\EventManager;</text:span></text:p>
      <text:p text:style-name="Preformatted_20_Text"><text:span text:style-name="Source_20_Text">use Cake\Utility\Hash;</text:span></text:p>
      <text:p text:style-name="Preformatted_20_Text"><text:span text:style-name="Source_20_Text">EventManager::instance()-&gt;attach(function (Event $event) {</text:span></text:p>
      <text:p text:style-name="Preformatted_20_Text"><text:span text:style-name="Source_20_Text"><text:s text:c="4"/>$view = $event-&gt;subject;</text:span></text:p>
      <text:p text:style-name="Preformatted_20_Text"><text:span text:style-name="Source_20_Text"><text:s text:c="4"/>$name = Hash::get($view-&gt;viewVars, 'name');</text:span></text:p>
      <text:p text:style-name="Preformatted_20_Text"><text:span text:style-name="Source_20_Text"><text:s text:c="4"/>$isController = strpos($event-&gt;data[0], 'Bake/Controller/controller.ctp') !== false;</text:span></text:p>
      <text:p text:style-name="Preformatted_20_Text"><text:span text:style-name="Source_20_Text"><text:s text:c="4"/>if ($isController !== false &amp;&amp; $name == 'Issues') {</text:span></text:p>
      <text:p text:style-name="Preformatted_20_Text"><text:span text:style-name="Source_20_Text"><text:s text:c="8"/>$view-&gt;viewVars['actions'] = ['index', 'view', 'add'];</text:span></text:p>
      <text:p text:style-name="Preformatted_20_Text"><text:span text:style-name="Source_20_Text"><text:s text:c="4"/>}</text:span></text:p>
      <text:p text:style-name="Preformatted_20_Text"><text:span text:style-name="Source_20_Text"><text:s text:c="4"/>if ($isController &amp;&amp; $name == 'Comments') {</text:span></text:p>
      <text:p text:style-name="Preformatted_20_Text"><text:span text:style-name="Source_20_Text"><text:s text:c="8"/>$view-&gt;viewVars['actions'] = ['add'];</text:span></text:p>
      <text:p text:style-name="Preformatted_20_Text"><text:span text:style-name="Source_20_Text"><text:s text:c="4"/>}</text:span></text:p>
      <text:p text:style-name="Preformatted_20_Text"><text:span text:style-name="Source_20_Text">}, 'Bake.beforeRender');</text:span></text:p>
      <text:p text:style-name="P17"><text:span text:style-name="Source_20_Text">?&gt;</text:span></text:p>
      <text:p text:style-name="Quotations">In CakePHP 3, shells all include the new <text:span text:style-name="Source_20_Text">app/config/bootstrap_cli.php</text:span>, as well as the <text:span text:style-name="Source_20_Text">app/config/bootstrap.php</text:span>, which makes cli-only changes like the above a breeze.</text:p>
      <text:p text:style-name="Text_20_body">This event will:</text:p>
      <text:list xml:id="list8979048719722155243" text:style-name="L5">
        <text:list-item>
          <text:p text:style-name="P11">Attach to the event <text:span text:style-name="Source_20_Text">Bake.beforeRender</text:span>, which allows us to modify any data going into the template. </text:p>
        </text:list-item>
        <text:list-item>
          <text:p text:style-name="P11">Retrieve the <text:span text:style-name="Source_20_Text">name</text:span> of the template (baked tests do not currently populate this variable). </text:p>
        </text:list-item>
        <text:list-item>
          <text:p text:style-name="P11"><text:soft-page-break/>If the <text:span text:style-name="Source_20_Text">filename</text:span> ends with <text:span text:style-name="Source_20_Text">Bake/Controller/controller.ctp</text:span> - the template used for controllers - and we are baking “issues”, it will force the actions to be just <text:span text:style-name="Source_20_Text">['index', 'view', 'add']</text:span>. </text:p>
        </text:list-item>
        <text:list-item>
          <text:p text:style-name="P4">We also only allow <text:span text:style-name="Source_20_Text">add</text:span> for the <text:span text:style-name="Source_20_Text">Comments</text:span> controller </text:p>
        </text:list-item>
      </text:list>
      <text:p text:style-name="Text_20_body">To test this, lets run bake:</text:p>
      <text:p text:style-name="Preformatted_20_Text"><text:span text:style-name="Source_20_Text"># ssh onto the vm</text:span></text:p>
      <text:p text:style-name="Preformatted_20_Text"><text:span text:style-name="Source_20_Text">vagrant ssh</text:span></text:p>
      <text:p text:style-name="Preformatted_20_Text"><text:span text:style-name="Source_20_Text">cd /vagrant/app</text:span></text:p>
      <text:p text:style-name="Preformatted_20_Text"><text:span text:style-name="Source_20_Text">bin/cake bake controller comments --force</text:span></text:p>
      <text:p text:style-name="P17"><text:span text:style-name="Source_20_Text">bin/cake bake controller issues --force</text:span></text:p>
      <text:p text:style-name="Text_20_body">Bake will force-overwrite (using the <text:span text:style-name="Source_20_Text">--force</text:span> argument) your existing Controller and it’s test. If you open them in your editor, you’ll see we only have our desired three actions! The overide for our Comments controller is also in effect :)</text:p>
      <text:p text:style-name="Text_20_body">One thing we’ll want to do is exclude <text:span text:style-name="Source_20_Text">GET</text:span> requests to the <text:span text:style-name="Source_20_Text">/comments/add</text:span> endpoint. Users should only post to it from the form that will be embedded on the <text:span text:style-name="Source_20_Text">/issues/view</text:span> page, and it should also redirect back to the issue. After the line setting actions for the <text:span text:style-name="Source_20_Text">Comments</text:span> controller, add the following:</text:p>
      <text:p text:style-name="Preformatted_20_Text"><text:span text:style-name="Source_20_Text">$view-&gt;set('redirect', '["controller" =&gt; "Issues", "action" =&gt; "view", $comment-&gt;issue_id]');</text:span></text:p>
      <text:p text:style-name="P17"><text:span text:style-name="Source_20_Text">$view-&gt;set('requirePost', true);</text:span></text:p>
      <text:p text:style-name="Text_20_body">The above two variables will be used in our custom <text:span text:style-name="Source_20_Text">src/Template/Bake/Element/Controller/add.ctp</text:span>. Controllers use elements to bake each action - meaning we can create custom actions as elements in the aforementioned directory - and the add action is no different. While you can copy the core one to that location, I’ll just show you the updated version we’ll be using:</text:p>
      <text:p text:style-name="Preformatted_20_Text"><text:span text:style-name="Source_20_Text">&lt;%</text:span></text:p>
      <text:p text:style-name="Preformatted_20_Text"><text:span text:style-name="Source_20_Text">$compact = ["'" . $singularName . "'"];</text:span></text:p>
      <text:p text:style-name="Preformatted_20_Text"><text:span text:style-name="Source_20_Text">if (empty($redirect)) {</text:span></text:p>
      <text:p text:style-name="Preformatted_20_Text"><text:span text:style-name="Source_20_Text"><text:s text:c="4"/>$redirect = "['action' =&gt; 'index']";</text:span></text:p>
      <text:p text:style-name="Preformatted_20_Text"><text:span text:style-name="Source_20_Text">}</text:span></text:p>
      <text:p text:style-name="Preformatted_20_Text"><text:span text:style-name="Source_20_Text">%&gt;</text:span></text:p>
      <text:p text:style-name="Preformatted_20_Text"><text:span text:style-name="Source_20_Text">/**</text:span></text:p>
      <text:p text:style-name="Preformatted_20_Text"><text:span text:style-name="Source_20_Text"><text:s/>* Add method</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text:s text:c="4"/>public function add() {</text:span></text:p>
      <text:p text:style-name="Preformatted_20_Text"><text:span text:style-name="Source_20_Text">&lt;% if (!empty($requirePost)) : %&gt;</text:span></text:p>
      <text:p text:style-name="Preformatted_20_Text"><text:span text:style-name="Source_20_Text"><text:s text:c="8"/>if (!$this-&gt;request-&gt;is('post')) {</text:span></text:p>
      <text:p text:style-name="Preformatted_20_Text"><text:span text:style-name="Source_20_Text"><text:s text:c="12"/>$this-&gt;Flash-&gt;error('This action requires a post request');</text:span></text:p>
      <text:p text:style-name="Preformatted_20_Text"><text:span text:style-name="Source_20_Text"><text:s text:c="12"/>$this-&gt;redirect($this-&gt;request-&gt;referer());</text:span></text:p>
      <text:p text:style-name="Preformatted_20_Text"><text:span text:style-name="Source_20_Text"><text:s text:c="8"/>}</text:span></text:p>
      <text:p text:style-name="Preformatted_20_Text"><text:span text:style-name="Source_20_Text">&lt;% endif; %&gt;</text:span></text:p>
      <text:p text:style-name="Preformatted_20_Text"><text:span text:style-name="Source_20_Text"><text:s text:c="8"/>$&lt;%= $singularName %&gt; = $this-&gt;&lt;%= $currentModelName %&gt;-&gt;newEntity($this-&gt;request-&gt;data);</text:span></text:p>
      <text:p text:style-name="Preformatted_20_Text"><text:span text:style-name="Source_20_Text"><text:s text:c="8"/>if ($this-&gt;request-&gt;is('post')) {</text:span></text:p>
      <text:p text:style-name="Preformatted_20_Text"><text:span text:style-name="Source_20_Text"><text:s text:c="12"/>if ($this-&gt;&lt;%= $currentModelName; %&gt;-&gt;save($&lt;%= $singularName %&gt;)) {</text:span></text:p>
      <text:p text:style-name="Preformatted_20_Text"><text:span text:style-name="Source_20_Text"><text:s text:c="16"/>$this-&gt;Flash-&gt;success('The &lt;%= strtolower($singularHumanName) %&gt; has been saved.');</text:span></text:p>
      <text:p text:style-name="Preformatted_20_Text"><text:soft-page-break/><text:span text:style-name="Source_20_Text"><text:s text:c="16"/>return $this-&gt;redirect(&lt;%= $redirect %&gt;);</text:span></text:p>
      <text:p text:style-name="Preformatted_20_Text"><text:span text:style-name="Source_20_Text"><text:s text:c="12"/>} else {</text:span></text:p>
      <text:p text:style-name="Preformatted_20_Text"><text:span text:style-name="Source_20_Text"><text:s text:c="16"/>$this-&gt;Flash-&gt;error('The &lt;%= strtolower($singularHumanName) %&gt; could not be saved. Please, try agai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lt;%</text:span></text:p>
      <text:p text:style-name="Preformatted_20_Text"><text:span text:style-name="Source_20_Text"><text:s text:c="8"/>$associations = array_merge(</text:span></text:p>
      <text:p text:style-name="Preformatted_20_Text"><text:span text:style-name="Source_20_Text"><text:s text:c="12"/>$this-&gt;Bake-&gt;aliasExtractor($modelObj, 'BelongsTo'),</text:span></text:p>
      <text:p text:style-name="Preformatted_20_Text"><text:span text:style-name="Source_20_Text"><text:s text:c="12"/>$this-&gt;Bake-&gt;aliasExtractor($modelObj, 'BelongsToMany')</text:span></text:p>
      <text:p text:style-name="Preformatted_20_Text"><text:span text:style-name="Source_20_Text"><text:s text:c="8"/>);</text:span></text:p>
      <text:p text:style-name="Preformatted_20_Text"><text:span text:style-name="Source_20_Text"><text:s text:c="8"/>foreach ($associations as $assoc):</text:span></text:p>
      <text:p text:style-name="Preformatted_20_Text"><text:span text:style-name="Source_20_Text"><text:s text:c="12"/>$association = $modelObj-&gt;association($assoc);</text:span></text:p>
      <text:p text:style-name="Preformatted_20_Text"><text:span text:style-name="Source_20_Text"><text:s text:c="12"/>$otherName = $association-&gt;target()-&gt;alias();</text:span></text:p>
      <text:p text:style-name="Preformatted_20_Text"><text:span text:style-name="Source_20_Text"><text:s text:c="12"/>$otherPlural = $this-&gt;_variableName($otherName);</text:span></text:p>
      <text:p text:style-name="Preformatted_20_Text"><text:span text:style-name="Source_20_Text">%&gt;</text:span></text:p>
      <text:p text:style-name="Preformatted_20_Text"><text:span text:style-name="Source_20_Text"><text:s text:c="8"/>$&lt;%= $otherPlural %&gt; = $this-&gt;&lt;%= $currentModelName %&gt;-&gt;&lt;%= $otherName %&gt;-&gt;find('list');</text:span></text:p>
      <text:p text:style-name="Preformatted_20_Text"><text:span text:style-name="Source_20_Text">&lt;%</text:span></text:p>
      <text:p text:style-name="Preformatted_20_Text"><text:span text:style-name="Source_20_Text"><text:s text:c="12"/>$compact[] = "'$otherPlural'";</text:span></text:p>
      <text:p text:style-name="Preformatted_20_Text"><text:span text:style-name="Source_20_Text"><text:s text:c="8"/>endforeach;</text:span></text:p>
      <text:p text:style-name="Preformatted_20_Text"><text:span text:style-name="Source_20_Text">%&gt;</text:span></text:p>
      <text:p text:style-name="Preformatted_20_Text"><text:span text:style-name="Source_20_Text"><text:s text:c="8"/>$this-&gt;set(compact(&lt;%= join(', ', $compact) %&gt;));</text:span></text:p>
      <text:p text:style-name="P17"><text:span text:style-name="Source_20_Text"><text:s text:c="4"/>}</text:span></text:p>
      <text:p text:style-name="Text_20_body">There are two small changes here. One is that we default the redirect to a string containing the “index” action. This is a custom variable we added - and are overriding just for the <text:span text:style-name="Source_20_Text">Comments</text:span> controller. The <text:span text:style-name="Source_20_Text">$requirePost</text:span> variable is also a custom one, and we inserted a bit of logic to require that the request is a post, otherwise we redirect to the referring page :)</text:p>
      <text:p text:style-name="Text_20_body">We’ll now modify the <text:span text:style-name="Source_20_Text">view.ctp</text:span> template to include a post form on the issues controller. You can copy the existing one to something we can modify with the following commands:</text:p>
      <text:p text:style-name="Preformatted_20_Text"><text:span text:style-name="Source_20_Text">TEMPLATE_DIR="src/Template/Bake/"</text:span></text:p>
      <text:p text:style-name="Preformatted_20_Text"><text:span text:style-name="Source_20_Text">BAKE_TEMPLATE_DIR="vendor/cakephp/cakephp/src/Template/Bake/"</text:span></text:p>
      <text:p text:style-name="Preformatted_20_Text"><text:span text:style-name="Source_20_Text">cd /vagrant/app</text:span></text:p>
      <text:p text:style-name="Preformatted_20_Text"><text:span text:style-name="Source_20_Text">mkdir -p $TEMPLATE_DIR</text:span></text:p>
      <text:p text:style-name="Preformatted_20_Text"><text:span text:style-name="Source_20_Text">cp $BAKE_TEMPLATE_DIR/Template/view.ctp $TEMPLATE_DIR/Template/view.ctp</text:span></text:p>
      <text:p text:style-name="Preformatted_20_Text"><text:span text:style-name="Source_20_Text">## Copy over the form.ctp element file so we can do some light editing</text:span></text:p>
      <text:p text:style-name="Preformatted_20_Text"><text:span text:style-name="Source_20_Text">cp $BAKE_TEMPLATE_DIR/Element/form.ctp $TEMPLATE_DIR/Element/form.ctp</text:span></text:p>
      <text:p text:style-name="Preformatted_20_Text"><text:span text:style-name="Source_20_Text">## Also copy over the controller's view.ctp action file</text:span></text:p>
      <text:p text:style-name="Preformatted_20_Text"><text:span text:style-name="Source_20_Text">cp $BAKE_TEMPLATE_DIR/Element/Controller/view.ctp $TEMPLATE_DIR/Element/Controller/view.ctp</text:span></text:p>
      <text:p text:style-name="Preformatted_20_Text"><text:span text:style-name="Source_20_Text">## Create a stub element for later use:</text:span></text:p>
      <text:p text:style-name="P17"><text:span text:style-name="Source_20_Text">touch $TEMPLATE_DIR/Element/add_related.ctp</text:span></text:p>
      <text:p text:style-name="Text_20_body">We need to modify the <text:span text:style-name="Source_20_Text">form.ctp</text:span> to allow us to set a custom action for the <text:span text:style-name="Source_20_Text">POST</text:span> request. The following bit of code should replace the line containing <text:span text:style-name="Source_20_Text">$this-&gt;Form-&gt;create</text:span>:</text:p>
      <text:p text:style-name="P17"><text:span text:style-name="Source_20_Text">&lt;?= $this-&gt;Form-&gt;create($&lt;%= $singularVar %&gt;, &lt;% if (empty($formOptions)) : %&gt;[]&lt;% else : %&gt;&lt;%= var_export($formOptions) %&gt;&lt;% endif;%&gt;); ?&gt;</text:span></text:p>
      <text:p text:style-name="Text_20_body">I order to show the related form, we’ll need to modify the <text:span text:style-name="Source_20_Text">Bake/Template/view.ctp</text:span> we copied over. It’s rather long and complicated, but we’ll simply add the following line to the end:</text:p>
      <text:p text:style-name="Preformatted_20_Text"><text:span text:style-name="Source_20_Text">&lt;%</text:span></text:p>
      <text:p text:style-name="Preformatted_20_Text"><text:soft-page-break/><text:span text:style-name="Source_20_Text">if (!empty($relatedForm)) {</text:span></text:p>
      <text:p text:style-name="Preformatted_20_Text"><text:span text:style-name="Source_20_Text"><text:s text:c="2"/>$this-&gt;element('add_related', $relatedForm);</text:span></text:p>
      <text:p text:style-name="Preformatted_20_Text"><text:span text:style-name="Source_20_Text">}</text:span></text:p>
      <text:p text:style-name="P17"><text:span text:style-name="Source_20_Text">%&gt;</text:span></text:p>
      <text:p text:style-name="Text_20_body">Next, set the following contents in your <text:span text:style-name="Source_20_Text">add_related.ctp</text:span> file:</text:p>
      <text:p text:style-name="P17"><text:span text:style-name="Source_20_Text">&lt;%= $this-&gt;element('form', $relatedForm) %&gt;</text:span></text:p>
      <text:p text:style-name="Text_20_body">Now that the initial setup is done, we need to populate this new <text:span text:style-name="Source_20_Text">$relatedForm</text:span> variable in our <text:span text:style-name="Source_20_Text">Bake.beforeRender</text:span> event. The following event will do just that:</text:p>
      <text:p text:style-name="Preformatted_20_Text"><text:span text:style-name="Source_20_Text">use Cake\ORM\TableRegistry;</text:span></text:p>
      <text:p text:style-name="Preformatted_20_Text"><text:span text:style-name="Source_20_Text">EventManager::instance()-&gt;attach(function (Event $event) {</text:span></text:p>
      <text:p text:style-name="Preformatted_20_Text"><text:span text:style-name="Source_20_Text"><text:s text:c="4"/>$view = $event-&gt;subject;</text:span></text:p>
      <text:p text:style-name="Preformatted_20_Text"><text:span text:style-name="Source_20_Text"><text:s text:c="4"/>$name = Hash::get($view-&gt;viewVars, 'pluralHumanName');</text:span></text:p>
      <text:p text:style-name="Preformatted_20_Text"><text:span text:style-name="Source_20_Text"><text:s text:c="4"/>$isAddView = strpos($event-&gt;data[0], 'Bake/Template/view.ctp') !== false;</text:span></text:p>
      <text:p text:style-name="Preformatted_20_Text"><text:span text:style-name="Source_20_Text"><text:s text:c="4"/>if ($isAddView &amp;&amp; $name == 'Issues') {</text:span></text:p>
      <text:p text:style-name="Preformatted_20_Text"><text:span text:style-name="Source_20_Text"><text:s text:c="8"/>$modelObj = TableRegistry::get('Comments');</text:span></text:p>
      <text:p text:style-name="Preformatted_20_Text"><text:span text:style-name="Source_20_Text"><text:s text:c="8"/>$view-&gt;set('relatedForm', [</text:span></text:p>
      <text:p text:style-name="Preformatted_20_Text"><text:span text:style-name="Source_20_Text"><text:s text:c="12"/>'action' =&gt; 'Add',</text:span></text:p>
      <text:p text:style-name="Preformatted_20_Text"><text:span text:style-name="Source_20_Text"><text:s text:c="12"/>'schema' =&gt; $modelObj-&gt;schema(),</text:span></text:p>
      <text:p text:style-name="Preformatted_20_Text"><text:span text:style-name="Source_20_Text"><text:s text:c="12"/>'primaryKey' =&gt; (array)$modelObj-&gt;primaryKey(),</text:span></text:p>
      <text:p text:style-name="Preformatted_20_Text"><text:span text:style-name="Source_20_Text"><text:s text:c="12"/>'displayField' =&gt; $modelObj-&gt;displayField(),</text:span></text:p>
      <text:p text:style-name="Preformatted_20_Text"><text:span text:style-name="Source_20_Text"><text:s text:c="12"/>'singularVar' =&gt; 'comment',</text:span></text:p>
      <text:p text:style-name="Preformatted_20_Text"><text:span text:style-name="Source_20_Text"><text:s text:c="12"/>'pluralVar' =&gt; 'comments',</text:span></text:p>
      <text:p text:style-name="Preformatted_20_Text"><text:span text:style-name="Source_20_Text"><text:s text:c="12"/>'singularHumanName' =&gt; 'Comment',</text:span></text:p>
      <text:p text:style-name="Preformatted_20_Text"><text:span text:style-name="Source_20_Text"><text:s text:c="12"/>'pluralHumanName' =&gt; 'Comments',</text:span></text:p>
      <text:p text:style-name="Preformatted_20_Text"><text:span text:style-name="Source_20_Text"><text:s text:c="12"/>'fields' =&gt; $modelObj-&gt;schema()-&gt;columns(),</text:span></text:p>
      <text:p text:style-name="Preformatted_20_Text"><text:span text:style-name="Source_20_Text"><text:s text:c="12"/>'associations' =&gt; [],</text:span></text:p>
      <text:p text:style-name="Preformatted_20_Text"><text:span text:style-name="Source_20_Text"><text:s text:c="12"/>'keyFields' =&gt; [],</text:span></text:p>
      <text:p text:style-name="Preformatted_20_Text"><text:span text:style-name="Source_20_Text"><text:s text:c="12"/>'formOptions' =&gt; [</text:span></text:p>
      <text:p text:style-name="Preformatted_20_Text"><text:span text:style-name="Source_20_Text"><text:s text:c="16"/>'url' =&gt; [</text:span></text:p>
      <text:p text:style-name="Preformatted_20_Text"><text:span text:style-name="Source_20_Text"><text:s text:c="20"/>'controller' =&gt; 'Comments',</text:span></text:p>
      <text:p text:style-name="Preformatted_20_Text"><text:span text:style-name="Source_20_Text"><text:s text:c="20"/>'action' =&gt; 'add',</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7"><text:span text:style-name="Source_20_Text">}, 'Bake.beforeRender');</text:span></text:p>
      <text:p text:style-name="Quotations">You can always bind more than one listener to the event, so this is fine. If you want, you can also combine the two events, but this is easier to keep track of for me.</text:p>
      <text:p text:style-name="Text_20_body">If the above seems like a lot, that’s because it is. Those variables are necessary for the <text:span text:style-name="Source_20_Text">form.ctp</text:span> element to do it’s magic. Unfortunately, there isn’t a good way to generically call this for a template from the core, but a solution may come soon. In any case, a couple notes if you bake now:</text:p>
      <text:list xml:id="list1772339901850405896" text:style-name="L6">
        <text:list-item>
          <text:p text:style-name="P12">There will be another <text:span text:style-name="Source_20_Text">actions</text:span> list right above the form. This is currently not optional in the core <text:span text:style-name="Source_20_Text">form.ctp</text:span> we copied, though you are welcome to make it optional in your own :) </text:p>
        </text:list-item>
        <text:list-item>
          <text:p text:style-name="P12">The <text:span text:style-name="Source_20_Text">issue_id</text:span> field isn’t hidden. We cannot arbitrarily pass in options for fields in the core <text:span text:style-name="Source_20_Text">form.ctp</text:span> we copied. Again, you can implement this feature in your own custom element, but we’ll try and make this easier before a final release :) </text:p>
        </text:list-item>
        <text:list-item>
          <text:p text:style-name="P5"><text:soft-page-break/>The form will break because we are missing a <text:span text:style-name="Source_20_Text">$comment</text:span> entity. </text:p>
        </text:list-item>
      </text:list>
      <text:p text:style-name="Text_20_body">To add the <text:span text:style-name="Source_20_Text">$comment</text:span> entity, lets modify the <text:span text:style-name="Source_20_Text">src/Template/Bake/Element/Controller/view.ctp</text:span> we previously copied over. Add the following before the last brace:</text:p>
      <text:p text:style-name="Preformatted_20_Text"><text:span text:style-name="Source_20_Text">&lt;% if (!empty($addRelatedEntity)) : %&gt;</text:span></text:p>
      <text:p text:style-name="Preformatted_20_Text"><text:span text:style-name="Source_20_Text"><text:s text:c="8"/>$&lt;%= $addRelatedEntity['entityName'] %&gt; = $this-&gt;&lt;%= $currentModelName %&gt;-&gt;&lt;%= $addRelatedEntity['modelName'] %&gt;-&gt;newEntity();</text:span></text:p>
      <text:p text:style-name="Preformatted_20_Text"><text:span text:style-name="Source_20_Text"><text:s text:c="8"/>$this-&gt;set('&lt;%= $addRelatedEntity['entityName'] %&gt;', $&lt;%= $addRelatedEntity['entityName'] %&gt;);</text:span></text:p>
      <text:p text:style-name="Preformatted_20_Text"><text:span text:style-name="Source_20_Text"><text:s text:c="8"/>$this-&gt;set('&lt;%= $pluralName %&gt;', [</text:span></text:p>
      <text:p text:style-name="Preformatted_20_Text"><text:span text:style-name="Source_20_Text"><text:s text:c="10"/>$&lt;%= $singularName %&gt;-&gt;&lt;%= $modelObj-&gt;primaryKey() %&gt; =&gt; $&lt;%= $singularName %&gt;-&gt;&lt;%= $modelObj-&gt;displayField() %&gt;,</text:span></text:p>
      <text:p text:style-name="Preformatted_20_Text"><text:span text:style-name="Source_20_Text"><text:s text:c="8"/>]);</text:span></text:p>
      <text:p text:style-name="P17"><text:span text:style-name="Source_20_Text">&lt;% endif %&gt;</text:span></text:p>
      <text:p text:style-name="Text_20_body">This will:</text:p>
      <text:list xml:id="list4646154590792897076" text:style-name="L7">
        <text:list-item>
          <text:p text:style-name="P13">Create a new entity for the related model </text:p>
        </text:list-item>
        <text:list-item>
          <text:p text:style-name="P13">Set that empty entity for the view </text:p>
        </text:list-item>
        <text:list-item>
          <text:p text:style-name="P6">Set a dummy list for the form containing just the current issue. </text:p>
        </text:list-item>
      </text:list>
      <text:p text:style-name="Text_20_body">To populate the <text:span text:style-name="Source_20_Text">view.ctp</text:span> Controller template properly, we’ll need to add one more event to our <text:span text:style-name="Source_20_Text">app/config/bootstrap_cli.php</text:span>:</text:p>
      <text:p text:style-name="Preformatted_20_Text"><text:span text:style-name="Source_20_Text">EventManager::instance()-&gt;attach(function (Event $event) {</text:span></text:p>
      <text:p text:style-name="Preformatted_20_Text"><text:span text:style-name="Source_20_Text"><text:s text:c="4"/>$view = $event-&gt;subject;</text:span></text:p>
      <text:p text:style-name="Preformatted_20_Text"><text:span text:style-name="Source_20_Text"><text:s text:c="4"/>$name = Hash::get($view-&gt;viewVars, 'name');</text:span></text:p>
      <text:p text:style-name="Preformatted_20_Text"><text:span text:style-name="Source_20_Text"><text:s text:c="4"/>$isController = strpos($event-&gt;data[0], 'Bake/Controller/controller.ctp') !== false;</text:span></text:p>
      <text:p text:style-name="Preformatted_20_Text"><text:span text:style-name="Source_20_Text"><text:s text:c="4"/>if ($isController !== false &amp;&amp; $name == 'Issues') {</text:span></text:p>
      <text:p text:style-name="Preformatted_20_Text"><text:span text:style-name="Source_20_Text"><text:s text:c="8"/>$view-&gt;viewVars['addRelatedEntity'] = [</text:span></text:p>
      <text:p text:style-name="Preformatted_20_Text"><text:span text:style-name="Source_20_Text"><text:s text:c="12"/>'modelName' =&gt; 'Comments',</text:span></text:p>
      <text:p text:style-name="Preformatted_20_Text"><text:span text:style-name="Source_20_Text"><text:s text:c="12"/>'entityName' =&gt; 'comment',</text:span></text:p>
      <text:p text:style-name="Preformatted_20_Text"><text:span text:style-name="Source_20_Text"><text:s text:c="8"/>];</text:span></text:p>
      <text:p text:style-name="Preformatted_20_Text"><text:span text:style-name="Source_20_Text"><text:s text:c="4"/>}</text:span></text:p>
      <text:p text:style-name="P17"><text:span text:style-name="Source_20_Text">}, 'Bake.beforeRender');</text:span></text:p>
      <text:p text:style-name="Text_20_body">Now lets run bake:</text:p>
      <text:p text:style-name="Preformatted_20_Text"><text:span text:style-name="Source_20_Text">cd /vagrant/app</text:span></text:p>
      <text:p text:style-name="Preformatted_20_Text"><text:span text:style-name="Source_20_Text">bin/cake bake controller issues --force</text:span></text:p>
      <text:p text:style-name="P17"><text:span text:style-name="Source_20_Text">bin/cake bake view issues --force</text:span></text:p>
      <text:p text:style-name="Text_20_body">And we’ll have a working form on our view page!</text:p>
      <text:h text:style-name="Heading_20_2" text:outline-level="2"><text:bookmark text:name="homework-time"/>Homework Time</text:h>
      <text:p text:style-name="Text_20_body">I won’t write <text:span text:style-name="Emphasis">all</text:span> the code, but hopefully the above gives you a good idea as to how to modify bake templates. Your homework is:</text:p>
      <text:list xml:id="list8841452616427744040" text:style-name="L8">
        <text:list-item>
          <text:p text:style-name="P14">Make the form actions optional - and turn them off for embedded forms. </text:p>
        </text:list-item>
        <text:list-item>
          <text:p text:style-name="P14">Create a nicer comment list than the current version. </text:p>
        </text:list-item>
        <text:list-item>
          <text:p text:style-name="P7">Hide the <text:span text:style-name="Source_20_Text">issue_id</text:span> field on the form without removing it completely </text:p>
        </text:list-item>
      </text:list>
      <text:p text:style-name="Text_20_body"><text:soft-page-break/>Tomorrow’s CakeAdvent entry will contain a solution, but this should be a good way for you to start creating your own custom bake templates :) Until the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0:50:00.954000000</meta:creation-date>
    <dc:date>2016-05-19T10:54:44.327000000</dc:date>
    <meta:editing-duration>PT4M43S</meta:editing-duration>
    <meta:editing-cycles>2</meta:editing-cycles>
    <meta:generator>LibreOffice/5.1.2.2$Windows_x86 LibreOffice_project/d3bf12ecb743fc0d20e0be0c58ca359301eb705f</meta:generator>
    <meta:print-date>2016-05-19T10:54:36.107000000</meta:print-date>
    <meta:document-statistic meta:table-count="0" meta:image-count="0" meta:object-count="0" meta:page-count="13" meta:paragraph-count="402" meta:word-count="2920" meta:character-count="20676" meta:non-whitespace-character-count="17003"/>
  </office:meta>
</office:document-meta>
</file>